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7.945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8.571cm"/>
    </style:style>
    <style:style style:name="co6" style:family="table-column">
      <style:table-column-properties fo:break-before="auto" style:column-width="7.31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Agosto.B1"/>
      <style:map style:condition="cell-content()=&quot;Queijo&quot;" style:apply-style-name="Sem_20_nome2" style:base-cell-address="Agosto.B1"/>
      <style:map style:condition="cell-content()=&quot;Suínos&quot;" style:apply-style-name="Sem_20_nome3" style:base-cell-address="Agosto.B1"/>
      <style:map style:condition="cell-content()=&quot;Doce de Leite&quot;" style:apply-style-name="Sem_20_nome4" style:base-cell-address="Agosto.B1"/>
      <style:map style:condition="cell-content()=&quot;Ovos&quot;" style:apply-style-name="Sem_20_nome5" style:base-cell-address="Agosto.B1"/>
      <style:map style:condition="cell-content()=&quot;Hortaliças&quot;" style:apply-style-name="Sem_20_nome6" style:base-cell-address="Agosto.B1"/>
    </style:style>
    <style:style style:name="ce5" style:family="table-cell" style:parent-style-name="Default" style:data-style-name="N157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0"/>
    <style:style style:name="ce13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Setembro.B1"/>
      <style:map style:condition="cell-content()=&quot;Queijo&quot;" style:apply-style-name="Sem_20_nome2" style:base-cell-address="Setembro.B1"/>
      <style:map style:condition="cell-content()=&quot;Suínos&quot;" style:apply-style-name="Sem_20_nome3" style:base-cell-address="Setembro.B1"/>
      <style:map style:condition="cell-content()=&quot;Doce de Leite&quot;" style:apply-style-name="Sem_20_nome4" style:base-cell-address="Setembro.B1"/>
      <style:map style:condition="cell-content()=&quot;Ovos&quot;" style:apply-style-name="Sem_20_nome5" style:base-cell-address="Setembro.B1"/>
      <style:map style:condition="cell-content()=&quot;Hortaliças&quot;" style:apply-style-name="Sem_20_nome6" style:base-cell-address="Setembro.B1"/>
    </style:style>
    <style:style style:name="ce7" style:family="table-cell" style:parent-style-name="Default" style:data-style-name="N104"/>
    <style:style style:name="ce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Outubro.B1"/>
      <style:map style:condition="cell-content()=&quot;Queijo&quot;" style:apply-style-name="Sem_20_nome2" style:base-cell-address="Outubro.B1"/>
      <style:map style:condition="cell-content()=&quot;Suínos&quot;" style:apply-style-name="Sem_20_nome3" style:base-cell-address="Outubro.B1"/>
      <style:map style:condition="cell-content()=&quot;Doce de Leite&quot;" style:apply-style-name="Sem_20_nome4" style:base-cell-address="Outubro.B1"/>
      <style:map style:condition="cell-content()=&quot;Ovos&quot;" style:apply-style-name="Sem_20_nome5" style:base-cell-address="Outubro.B1"/>
      <style:map style:condition="cell-content()=&quot;Hortaliças&quot;" style:apply-style-name="Sem_20_nome6" style:base-cell-address="Outubro.B1"/>
    </style:style>
    <style:style style:name="ce17" style:family="table-cell" style:parent-style-name="Default" style:data-style-name="N15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5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7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5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Novembro.B1"/>
      <style:map style:condition="cell-content()=&quot;Queijo&quot;" style:apply-style-name="Sem_20_nome2" style:base-cell-address="Novembro.B1"/>
      <style:map style:condition="cell-content()=&quot;Suínos&quot;" style:apply-style-name="Sem_20_nome3" style:base-cell-address="Novembro.B1"/>
      <style:map style:condition="cell-content()=&quot;Doce de Leite&quot;" style:apply-style-name="Sem_20_nome4" style:base-cell-address="Novembro.B1"/>
      <style:map style:condition="cell-content()=&quot;Ovos&quot;" style:apply-style-name="Sem_20_nome5" style:base-cell-address="Novembro.B1"/>
      <style:map style:condition="cell-content()=&quot;Hortaliças&quot;" style:apply-style-name="Sem_20_nome6" style:base-cell-address="Novembro.B1"/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Dezembro.B1"/>
      <style:map style:condition="cell-content()=&quot;Queijo&quot;" style:apply-style-name="Sem_20_nome2" style:base-cell-address="Dezembro.B1"/>
      <style:map style:condition="cell-content()=&quot;Suínos&quot;" style:apply-style-name="Sem_20_nome3" style:base-cell-address="Dezembro.B1"/>
      <style:map style:condition="cell-content()=&quot;Doce de Leite&quot;" style:apply-style-name="Sem_20_nome4" style:base-cell-address="Dezembro.B1"/>
      <style:map style:condition="cell-content()=&quot;Ovos&quot;" style:apply-style-name="Sem_20_nome5" style:base-cell-address="Dezembro.B1"/>
      <style:map style:condition="cell-content()=&quot;Hortaliças&quot;" style:apply-style-name="Sem_20_nome6" style:base-cell-address="Dezembro.B1"/>
    </style:style>
  </office:automatic-styles>
  <office:body>
    <office:spreadsheet>
      <table:calculation-settings table:automatic-find-labels="false" table:use-regular-expressions="false" table:use-wildcards="true"/>
      <table:table table:name="Agosto" table:style-name="ta1">
        <table:table-column table:style-name="co1" table:default-cell-style-name="ce2"/>
        <table:table-column table:style-name="co2" table:default-cell-style-name="ce9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2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5" office:value-type="float" office:value="6" calcext:value-type="float">
            <text:p>R$ 6,00</text:p>
          </table:table-cell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600" calcext:value-type="float">
            <text:p>R$ 600,0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84" calcext:value-type="float">
            <text:p>R$ 84,0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formula="of:=SUM([.A1];[.A3:.A5])" office:value-type="float" office:value="36" calcext:value-type="float">
            <text:p>36</text:p>
          </table:table-cell>
          <table:table-cell table:formula="of:=SUM([.C1];[.C3:.C5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R$ 27,0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</table:table-row>
        <calcext:conditional-formats>
          <calcext:conditional-format calcext:target-range-address="Agosto.B1:Agosto.B5">
            <calcext:condition calcext:apply-style-name="Sem nome1" calcext:value="=&quot;Leite&quot;" calcext:base-cell-address="Agosto.B1"/>
            <calcext:condition calcext:apply-style-name="Sem nome2" calcext:value="=&quot;Queijo&quot;" calcext:base-cell-address="Agosto.B1"/>
            <calcext:condition calcext:apply-style-name="Sem nome3" calcext:value="=&quot;Suínos&quot;" calcext:base-cell-address="Agosto.B1"/>
            <calcext:condition calcext:apply-style-name="Sem nome4" calcext:value="=&quot;Doce de Leite&quot;" calcext:base-cell-address="Agosto.B1"/>
            <calcext:condition calcext:apply-style-name="Sem nome5" calcext:value="=&quot;Ovos&quot;" calcext:base-cell-address="Agosto.B1"/>
            <calcext:condition calcext:apply-style-name="Sem nome6" calcext:value="=&quot;Hortaliças&quot;" calcext:base-cell-address="Agosto.B1"/>
          </calcext:conditional-format>
        </calcext:conditional-formats>
      </table:table>
      <table:table table:name="Setembro" table:style-name="ta1">
        <table:table-column table:style-name="co1" table:default-cell-style-name="Default"/>
        <table:table-column table:style-name="co3" table:default-cell-style-name="ce13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23"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23" office:value-type="string" calcext:value-type="string">
            <text:p>Queijo</text:p>
          </table:table-cell>
          <table:table-cell table:formula="of:=SUMIF([.$B$1:.$B$32]; [.F3]; [.$A$1:.$A$32])" office:value-type="float" office:value="61" calcext:value-type="float">
            <text:p>61</text:p>
          </table:table-cell>
          <table:table-cell table:formula="of:=SUMIF([.$B$1:.$B$33]; [.F3]; [.$C$1:.$C$33])"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3" office:value-type="string" calcext:value-type="string">
            <text:p>Doce de Leite</text:p>
          </table:table-cell>
          <table:table-cell table:formula="of:=SUMIF([.$B$1:.$B$32]; [.F4]; [.$A$1:.$A$32])" office:value-type="float" office:value="18" calcext:value-type="float">
            <text:p>18</text:p>
          </table:table-cell>
          <table:table-cell table:formula="of:=SUMIF([.$B$1:.$B$33]; [.F4]; [.$C$1:.$C$33])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23" office:value-type="string" calcext:value-type="string">
            <text:p>Leite</text:p>
          </table:table-cell>
          <table:table-cell table:formula="of:=SUMIF([.$B$1:.$B$32]; [.F5]; [.$A$1:.$A$32])" office:value-type="float" office:value="138" calcext:value-type="float">
            <text:p>138</text:p>
          </table:table-cell>
          <table:table-cell table:formula="of:=SUMIF([.$B$1:.$B$33]; [.F5]; [.$C$1:.$C$33])" office:value-type="float" office:value="408" calcext:value-type="float">
            <text:p>408</text:p>
          </table:table-cell>
          <table:table-cell/>
          <table:table-cell table:style-name="Default"/>
          <table:table-cell/>
          <table:table-cell table:style-name="ce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ijo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table:style-name="ce23" office:value-type="string" calcext:value-type="string">
            <text:p>Suínos</text:p>
          </table:table-cell>
          <table:table-cell table:formula="of:=SUMIF([.$B$1:.$B$32]; [.F6]; [.$A$1:.$A$32])" office:value-type="float" office:value="4" calcext:value-type="float">
            <text:p>4</text:p>
          </table:table-cell>
          <table:table-cell table:formula="of:=SUMIF([.$B$1:.$B$33]; [.F6]; [.$C$1:.$C$33])"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ite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e de Leite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ijo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Default"/>
          <table:table-cell/>
          <table:table-cell table:style-name="ce7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3">
          <table:table-cell table:number-columns-repeated="9"/>
          <table:table-cell table:style-name="Default"/>
          <table:table-cell table:number-columns-repeated="2"/>
        </table:table-row>
        <calcext:conditional-formats>
          <calcext:conditional-format calcext:target-range-address="Setembro.B1:Setembro.B37">
            <calcext:condition calcext:apply-style-name="Sem nome1" calcext:value="=&quot;Leite&quot;" calcext:base-cell-address="Setembro.B1"/>
            <calcext:condition calcext:apply-style-name="Sem nome2" calcext:value="=&quot;Queijo&quot;" calcext:base-cell-address="Setembro.B1"/>
            <calcext:condition calcext:apply-style-name="Sem nome3" calcext:value="=&quot;Suínos&quot;" calcext:base-cell-address="Setembro.B1"/>
            <calcext:condition calcext:apply-style-name="Sem nome4" calcext:value="=&quot;Doce de Leite&quot;" calcext:base-cell-address="Setembro.B1"/>
            <calcext:condition calcext:apply-style-name="Sem nome5" calcext:value="=&quot;Ovos&quot;" calcext:base-cell-address="Setembro.B1"/>
            <calcext:condition calcext:apply-style-name="Sem nome6" calcext:value="=&quot;Hortaliças&quot;" calcext:base-cell-address="Setembro.B1"/>
          </calcext:conditional-format>
        </calcext:conditional-formats>
      </table:table>
      <table:table table:name="Outubro" table:style-name="ta1">
        <table:table-column table:style-name="co1" table:default-cell-style-name="ce14"/>
        <table:table-column table:style-name="co5" table:default-cell-style-name="ce25"/>
        <table:table-column table:style-name="co1" table:number-columns-repeated="2" table:default-cell-style-name="Default"/>
        <table:table-column table:style-name="co1" table:default-cell-style-name="ce19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8"/>
          <table:table-cell table:style-name="ce23"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8"/>
          <table:table-cell table:style-name="ce23" office:value-type="string" calcext:value-type="string">
            <text:p>Queijo</text:p>
          </table:table-cell>
          <table:table-cell table:formula="of:=SUMIF([.B:.B]; [.F3]; [.A:.A])" office:value-type="float" office:value="74" calcext:value-type="float">
            <text:p>74</text:p>
          </table:table-cell>
          <table:table-cell table:formula="of:=SUMIF([.B:.B]; [.F3]; [.C:.C])" office:value-type="float" office:value="876" calcext:value-type="float">
            <text:p>87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8"/>
          <table:table-cell table:style-name="ce23" office:value-type="string" calcext:value-type="string">
            <text:p>Doce de Leite</text:p>
          </table:table-cell>
          <table:table-cell table:formula="of:=SUMIF([.B:.B]; [.F4]; [.A:.A])" office:value-type="float" office:value="28" calcext:value-type="float">
            <text:p>28</text:p>
          </table:table-cell>
          <table:table-cell table:formula="of:=SUMIF([.B:.B]; [.F4]; [.C:.C])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8"/>
          <table:table-cell table:style-name="ce23" office:value-type="string" calcext:value-type="string">
            <text:p>Leite</text:p>
          </table:table-cell>
          <table:table-cell table:formula="of:=SUMIF([.B:.B]; [.F5]; [.A:.A])" office:value-type="float" office:value="122" calcext:value-type="float">
            <text:p>122</text:p>
          </table:table-cell>
          <table:table-cell table:formula="of:=SUMIF([.B:.B]; [.F5]; [.C:.C])" office:value-type="float" office:value="387" calcext:value-type="float">
            <text:p>38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8"/>
          <table:table-cell table:style-name="ce23" office:value-type="string" calcext:value-type="string">
            <text:p>Suínos</text:p>
          </table:table-cell>
          <table:table-cell table:formula="of:=SUMIF([.B:.B]; [.F6]; [.A:.A])" office:value-type="float" office:value="3" calcext:value-type="float">
            <text:p>3</text:p>
          </table:table-cell>
          <table:table-cell table:formula="of:=SUMIF([.B:.B]; [.F6]; [.C:.C])" office:value-type="float" office:value="750" calcext:value-type="float">
            <text:p>75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eite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ce de Leite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ce de Leite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ijo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ijo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0"/>
          <table:table-cell table:formula="of:=ORG.LIBREOFFICE.REGEX([.A50]; &quot;[^0-9,\.]&quot;; &quot;&quot;; &quot;g&quot;)">
            <text:p/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calcext:conditional-formats>
          <calcext:conditional-format calcext:target-range-address="Outubro.B1:Outubro.B51">
            <calcext:condition calcext:apply-style-name="Sem nome1" calcext:value="=&quot;Leite&quot;" calcext:base-cell-address="Outubro.B1"/>
            <calcext:condition calcext:apply-style-name="Sem nome2" calcext:value="=&quot;Queijo&quot;" calcext:base-cell-address="Outubro.B1"/>
            <calcext:condition calcext:apply-style-name="Sem nome3" calcext:value="=&quot;Suínos&quot;" calcext:base-cell-address="Outubro.B1"/>
            <calcext:condition calcext:apply-style-name="Sem nome4" calcext:value="=&quot;Doce de Leite&quot;" calcext:base-cell-address="Outubro.B1"/>
            <calcext:condition calcext:apply-style-name="Sem nome5" calcext:value="=&quot;Ovos&quot;" calcext:base-cell-address="Outubro.B1"/>
            <calcext:condition calcext:apply-style-name="Sem nome6" calcext:value="=&quot;Hortaliças&quot;" calcext:base-cell-address="Outubro.B1"/>
          </calcext:conditional-format>
        </calcext:conditional-formats>
      </table:table>
      <table:table table:name="Novembro" table:style-name="ta1">
        <table:table-column table:style-name="co1" table:default-cell-style-name="ce14"/>
        <table:table-column table:style-name="co5" table:default-cell-style-name="ce30"/>
        <table:table-column table:style-name="co1" table:default-cell-style-name="ce16"/>
        <table:table-column table:style-name="co1" table:default-cell-style-name="ce5"/>
        <table:table-column table:style-name="co1" table:default-cell-style-name="ce19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Leite</text:p>
          </table:table-cell>
          <table:table-cell table:style-name="ce5" office:value-type="float" office:value="108" calcext:value-type="float">
            <text:p>R$ 108,00</text:p>
          </table:table-cell>
          <table:table-cell/>
          <table:table-cell table:style-name="ce17"/>
          <table:table-cell table:style-name="ce23"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18" calcext:value-type="float">
            <text:p>R$ 18,00</text:p>
          </table:table-cell>
          <table:table-cell/>
          <table:table-cell table:style-name="ce18"/>
          <table:table-cell table:style-name="ce23" office:value-type="string" calcext:value-type="string">
            <text:p>Queijo</text:p>
          </table:table-cell>
          <table:table-cell table:formula="of:=SUMIF([.$B$1:.$B$78]; [.F2];[.$A$1:.$A$80])" office:value-type="float" office:value="66" calcext:value-type="float">
            <text:p>66</text:p>
          </table:table-cell>
          <table:table-cell table:formula="of:=SUMIF([.B:.B]; [.F2]; [.C:.C])" office:value-type="float" office:value="857" calcext:value-type="float">
            <text:p>857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12" calcext:value-type="float">
            <text:p>R$ 12,00</text:p>
          </table:table-cell>
          <table:table-cell/>
          <table:table-cell table:style-name="ce18"/>
          <table:table-cell table:style-name="ce23" office:value-type="string" calcext:value-type="string">
            <text:p>Doce de Leite</text:p>
          </table:table-cell>
          <table:table-cell table:formula="of:=SUMIF([.$B$1:.$B$78]; [.F3];[.$A$1:.$A$80])" office:value-type="float" office:value="3" calcext:value-type="float">
            <text:p>3</text:p>
          </table:table-cell>
          <table:table-cell table:formula="of:=SUMIF([.B:.B]; [.F3]; [.C:.C])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45" calcext:value-type="float">
            <text:p>R$ 45,00</text:p>
          </table:table-cell>
          <table:table-cell/>
          <table:table-cell table:style-name="ce18"/>
          <table:table-cell table:style-name="ce23" office:value-type="string" calcext:value-type="string">
            <text:p>Leite</text:p>
          </table:table-cell>
          <table:table-cell table:formula="of:=SUMIF([.$B$1:.$B$78]; [.F4];[.$A$1:.$A$80])" office:value-type="float" office:value="213" calcext:value-type="float">
            <text:p>213</text:p>
          </table:table-cell>
          <table:table-cell table:formula="of:=SUMIF([.B:.B]; [.F4]; [.C:.C])" office:value-type="float" office:value="663" calcext:value-type="float">
            <text:p>66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18" calcext:value-type="float">
            <text:p>R$ 18,00</text:p>
          </table:table-cell>
          <table:table-cell/>
          <table:table-cell table:style-name="ce18"/>
          <table:table-cell table:style-name="ce23" office:value-type="string" calcext:value-type="string">
            <text:p>Suínos</text:p>
          </table:table-cell>
          <table:table-cell table:formula="of:=SUMIF([.$B$1:.$B$78]; [.F5];[.$A$1:.$A$80])" office:value-type="float" office:value="4" calcext:value-type="float">
            <text:p>4</text:p>
          </table:table-cell>
          <table:table-cell table:formula="of:=SUMIF([.B:.B]; [.F5]; [.C:.C])" office:value-type="float" office:value="1040" calcext:value-type="float">
            <text:p>104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6" calcext:value-type="float">
            <text:p>R$ 6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45" calcext:value-type="float">
            <text:p>R$ 4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6" calcext:value-type="float">
            <text:p>R$ 6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20" calcext:value-type="float">
            <text:p>R$ 20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6" calcext:value-type="float">
            <text:p>R$ 6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6" calcext:value-type="float">
            <text:p>R$ 6,00</text:p>
          </table:table-cell>
          <table:table-cell/>
          <table:table-cell table:style-name="ce18"/>
          <table:table-cell table:formula="of:=SUM([.C4];[.C7:.C11];[.C14];[.C17];[.C19:.C24];[.C28];[.C32];[.C38:.C41];[.C52];[.C54];[.C59];[.C62:.C63];[.C70])" office:value-type="float" office:value="797" calcext:value-type="float">
            <text:p>79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15" calcext:value-type="float">
            <text:p>R$ 15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table:style-name="ce6" office:value-type="float" office:value="21" calcext:value-type="float">
            <text:p>R$ 21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60" calcext:value-type="float">
            <text:p>R$ 60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48" calcext:value-type="float">
            <text:p>R$ 48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60" calcext:value-type="float">
            <text:p>R$ 60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table:style-name="ce6" office:value-type="float" office:value="48" calcext:value-type="float">
            <text:p>R$ 48,00</text:p>
          </table:table-cell>
          <table:table-cell/>
          <table:table-cell table:style-name="ce18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ijo</text:p>
          </table:table-cell>
          <table:table-cell office:value-type="float" office:value="63" calcext:value-type="float">
            <text:p>R$ 63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ijo</text:p>
          </table:table-cell>
          <table:table-cell office:value-type="float" office:value="104" calcext:value-type="float">
            <text:p>R$ 104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R$ 18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45" calcext:value-type="float">
            <text:p>R$ 45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R$ 18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R$ 60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R$ 30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00" calcext:value-type="float">
            <text:p>R$ 200,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R$ 300,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R$ 30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R$ 40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R$ 30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60" calcext:value-type="float">
            <text:p>R$ 260,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80" calcext:value-type="float">
            <text:p>R$ 280,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R$ 30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R$ 18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48" calcext:value-type="float">
            <text:p>R$ 48,00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/>
          <table:table-cell table:style-name="ce16" table:number-columns-repeated="2"/>
          <table:table-cell table:number-columns-repeated="3"/>
        </table:table-row>
        <table:table-row table:style-name="ro4" table:number-rows-repeated="2">
          <table:table-cell/>
          <table:table-cell table:style-name="ce15"/>
          <table:table-cell/>
          <table:table-cell table:style-name="ce16"/>
          <table:table-cell table:number-columns-repeated="4"/>
        </table:table-row>
        <table:table-row table:style-name="ro2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Leite</text:p>
          </table:table-cell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Novembro.B78:Novembro.B78 Novembro.B1:Novembro.B72">
            <calcext:condition calcext:apply-style-name="Sem nome1" calcext:value="=&quot;Leite&quot;" calcext:base-cell-address="Novembro.B1"/>
            <calcext:condition calcext:apply-style-name="Sem nome2" calcext:value="=&quot;Queijo&quot;" calcext:base-cell-address="Novembro.B1"/>
            <calcext:condition calcext:apply-style-name="Sem nome3" calcext:value="=&quot;Suínos&quot;" calcext:base-cell-address="Novembro.B1"/>
            <calcext:condition calcext:apply-style-name="Sem nome4" calcext:value="=&quot;Doce de Leite&quot;" calcext:base-cell-address="Novembro.B1"/>
            <calcext:condition calcext:apply-style-name="Sem nome5" calcext:value="=&quot;Ovos&quot;" calcext:base-cell-address="Novembro.B1"/>
            <calcext:condition calcext:apply-style-name="Sem nome6" calcext:value="=&quot;Hortaliças&quot;" calcext:base-cell-address="Novembro.B1"/>
          </calcext:conditional-format>
        </calcext:conditional-formats>
      </table:table>
      <table:table table:name="Dezembro" table:style-name="ta1">
        <table:table-column table:style-name="co1" table:default-cell-style-name="ce2"/>
        <table:table-column table:style-name="co6" table:default-cell-style-name="ce34"/>
        <table:table-column table:style-name="co1" table:number-columns-repeated="2" table:default-cell-style-name="ce6"/>
        <table:table-column table:style-name="co1" table:default-cell-style-name="Default"/>
        <table:table-column table:style-name="co4" table:default-cell-style-name="ce23"/>
        <table:table-column table:style-name="co1" table:number-columns-repeated="2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table:style-name="ce5" office:value-type="float" office:value="27" calcext:value-type="float">
            <text:p>R$ 27,00</text:p>
          </table:table-cell>
          <table:table-cell table:style-name="ce5"/>
          <table:table-cell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formula="of:=SUMIF([.$B$1:.$B$46]; [.F2]; [.$A$1:.$A$46])" office:value-type="float" office:value="41" calcext:value-type="float">
            <text:p>41</text:p>
          </table:table-cell>
          <table:table-cell table:formula="of:=SUMIF([.$B$1:.$B$46]; [.F2]; [.$C$1:.$C$46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formula="of:=SUMIF([.$B$1:.$B$46]; [.F3]; [.$A$1:.$A$46])" office:value-type="float" office:value="5" calcext:value-type="float">
            <text:p>5</text:p>
          </table:table-cell>
          <table:table-cell table:formula="of:=SUMIF([.$B$1:.$B$46]; [.F3]; [.$C$1:.$C$46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formula="of:=SUMIF([.$B$1:.$B$46]; [.F4]; [.$A$1:.$A$46])" office:value-type="float" office:value="84" calcext:value-type="float">
            <text:p>84</text:p>
          </table:table-cell>
          <table:table-cell table:formula="of:=SUMIF([.$B$1:.$B$46]; [.F4]; [.$C$1:.$C$46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R$ 30,0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formula="of:=SUMIF([.$B$1:.$B$46]; [.F5]; [.$A$1:.$A$46])" office:value-type="float" office:value="4" calcext:value-type="float">
            <text:p>4</text:p>
          </table:table-cell>
          <table:table-cell table:formula="of:=SUMIF([.$B$1:.$B$46]; [.F5]; [.$C$1:.$C$46])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ijo</text:p>
          </table:table-cell>
          <table:table-cell office:value-type="float" office:value="130" calcext:value-type="float">
            <text:p>R$ 130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24" calcext:value-type="float">
            <text:p>R$ 24,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1" calcext:value-type="float">
            <text:p>R$ 21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30" calcext:value-type="float">
            <text:p>R$ 30,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R$ 18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5" calcext:value-type="float">
            <text:p>R$ 15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65" calcext:value-type="float">
            <text:p>R$ 65,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6" calcext:value-type="float">
            <text:p>R$ 6,0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2" calcext:value-type="float">
            <text:p>R$ 12,00</text:p>
          </table:table-cell>
          <table:table-cell table:number-columns-repeated="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16" office:value-type="float" office:value="12" calcext:value-type="float">
            <text:p>R$ 12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6" calcext:value-type="float">
            <text:p>R$ 6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16" office:value-type="float" office:value="12" calcext:value-type="float">
            <text:p>R$ 12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3" calcext:value-type="float">
            <text:p>R$ 3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table:style-name="ce16" office:value-type="float" office:value="54" calcext:value-type="float">
            <text:p>R$ 54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16" office:value-type="float" office:value="12" calcext:value-type="float">
            <text:p>R$ 12,0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18" calcext:value-type="float">
            <text:p>R$ 18,00</text:p>
          </table:table-cell>
          <table:table-cell table:number-columns-repeated="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table:style-name="ce16" office:value-type="float" office:value="12" calcext:value-type="float">
            <text:p>R$ 12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30" calcext:value-type="float">
            <text:p>R$ 30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21" calcext:value-type="float">
            <text:p>R$ 21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table:style-name="ce16" office:value-type="float" office:value="15" calcext:value-type="float">
            <text:p>R$ 15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21" calcext:value-type="float">
            <text:p>R$ 21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table:style-name="ce16" office:value-type="float" office:value="24" calcext:value-type="float">
            <text:p>R$ 24,00</text:p>
          </table:table-cell>
          <table:table-cell table:style-name="ce16"/>
          <table:table-cell table:number-columns-repeated="4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table:style-name="ce16" office:value-type="float" office:value="300" calcext:value-type="float">
            <text:p>R$ 300,0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R$ 300,00</text:p>
          </table:table-cell>
          <table:table-cell table:number-columns-repeated="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table:style-name="ce16" office:value-type="float" office:value="250" calcext:value-type="float">
            <text:p>R$ 250,0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500" calcext:value-type="float">
            <text:p>R$ 500,00</text:p>
          </table:table-cell>
          <table:table-cell table:number-columns-repeated="5"/>
        </table:table-row>
        <table:table-row table:style-name="ro3">
          <table:table-cell table:style-name="ce14"/>
          <table:table-cell/>
          <table:table-cell table:style-name="ce16" table:number-columns-repeated="2"/>
          <table:table-cell table:number-columns-repeated="4"/>
        </table:table-row>
        <table:table-row table:style-name="ro4" table:number-rows-repeated="4">
          <table:table-cell table:style-name="ce14"/>
          <table:table-cell table:style-name="ce15"/>
          <table:table-cell table:style-name="ce16" table:number-columns-repeated="2"/>
          <table:table-cell table:number-columns-repeated="4"/>
        </table:table-row>
        <table:table-row table:style-name="ro4">
          <table:table-cell table:style-name="ce14"/>
          <table:table-cell table:style-name="ce15"/>
          <table:table-cell table:style-name="ce16" table:number-columns-repeated="2"/>
          <table:table-cell/>
          <table:table-cell table:style-name="Default"/>
          <table:table-cell table:number-columns-repeated="2"/>
        </table:table-row>
        <calcext:conditional-formats>
          <calcext:conditional-format calcext:target-range-address="Dezembro.B1:Dezembro.B47">
            <calcext:condition calcext:apply-style-name="Sem nome1" calcext:value="=&quot;Leite&quot;" calcext:base-cell-address="Dezembro.B1"/>
            <calcext:condition calcext:apply-style-name="Sem nome2" calcext:value="=&quot;Queijo&quot;" calcext:base-cell-address="Dezembro.B1"/>
            <calcext:condition calcext:apply-style-name="Sem nome3" calcext:value="=&quot;Suínos&quot;" calcext:base-cell-address="Dezembro.B1"/>
            <calcext:condition calcext:apply-style-name="Sem nome4" calcext:value="=&quot;Doce de Leite&quot;" calcext:base-cell-address="Dezembro.B1"/>
            <calcext:condition calcext:apply-style-name="Sem nome5" calcext:value="=&quot;Ovos&quot;" calcext:base-cell-address="Dezembro.B1"/>
            <calcext:condition calcext:apply-style-name="Sem nome6" calcext:value="=&quot;Hortaliças&quot;" calcext:base-cell-address="Dezembro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157E+308" style:apply-style-name="N158P0"/>
    </number:text-style>
    <number:number-style style:name="N16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5">
      <number:text loext:blank-width-char="-"> </number:text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9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9">
      <number:text loext:blank-width-char="-"> </number:text>
      <number:text-content/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text>R$ </number:text>
      <number:number number:decimal-places="1" number:min-decimal-places="1" number:min-integer-digits="1" number:grouping="true"/>
    </number:number-style>
    <number:number-style style:name="N171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1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71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71">
      <number:text loext:blank-width-char="-"> </number:text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number:date-style style:name="N10115P0" style:volatile="true" number:language="pt" number:country="BR">
      <number:day/>
      <number:text>-</number:text>
      <number:month number:textual="true"/>
    </number:date-style>
    <number:text-style style:name="N10115" number:language="pt" number:country="BR">
      <number:text-content/>
      <style:map style:condition="value()&lt;=1.7976931348623157E+308" style:apply-style-name="N10115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nome1" style:display-name="Sem nome1" style:family="table-cell" style:parent-style-name="Default">
      <style:table-cell-properties fo:background-color="#f09e6f" style:diagonal-bl-tr="none" style:diagonal-tl-br="none"/>
    </style:style>
    <style:style style:name="Sem_20_nome2" style:display-name="Sem nome2" style:family="table-cell" style:parent-style-name="Default">
      <style:table-cell-properties fo:background-color="#ccf4c6"/>
    </style:style>
    <style:style style:name="Sem_20_nome3" style:display-name="Sem nome3" style:family="table-cell" style:parent-style-name="Default">
      <style:table-cell-properties fo:background-color="#e9b913"/>
    </style:style>
    <style:style style:name="Sem_20_nome4" style:display-name="Sem nome4" style:family="table-cell" style:parent-style-name="Default">
      <style:table-cell-properties fo:background-color="#dc85e9"/>
    </style:style>
    <style:style style:name="Sem_20_nome5" style:display-name="Sem nome5" style:family="table-cell" style:parent-style-name="Default">
      <style:table-cell-properties fo:background-color="#d36118"/>
    </style:style>
    <style:style style:name="Sem_20_nome6" style:display-name="Sem nome6" style:family="table-cell" style:parent-style-name="Default">
      <style:table-cell-properties fo:background-color="#43c33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4:51:17.68201540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08:17:16.677334260</meta:creation-date>
    <dc:date>2025-06-07T14:57:09.924321443</dc:date>
    <meta:editing-duration>PT38M44S</meta:editing-duration>
    <meta:editing-cycles>5</meta:editing-cycles>
    <meta:generator>LibreOffice/24.8.7.2$Linux_X86_64 LibreOffice_project/480$Build-2</meta:generator>
    <meta:document-statistic meta:table-count="5" meta:cell-count="683" meta:object-count="0"/>
  </office:meta>
</office:document-meta>
</file>